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FaultAvailableException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aultAvailableException.NoFaultAvailableException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